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Utils.escapeAttributeValue(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MLUtils.escapeBodyValue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Utils.escapeCDATA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Utils.isWellFormedXMLNam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Utils.isNameChar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Utils.isNameStartChar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Utils.XML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tils.escapeCDATAContent( StringBuffer bufferedCont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